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4efe0" style:font-size-asian="22pt" style:font-name-complex="Garamond" style:font-size-complex="22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4efe0" style:font-size-asian="14pt" style:font-size-complex="14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95432" style:font-size-asian="15pt" style:font-name-complex="Garamond" style:font-size-complex="15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95432" style:font-size-asian="10pt" style:font-name-complex="Garamond" style:font-size-complex="15pt"/>
    </style:style>
    <style:style style:name="T1" style:family="text">
      <style:text-properties style:font-name="Impact"/>
    </style:style>
    <style:style style:name="T2" style:family="text">
      <style:text-properties style:font-name="Impact" officeooo:rsid="00095432"/>
    </style:style>
    <style:style style:name="T3" style:family="text">
      <style:text-properties style:font-name="Impact" officeooo:rsid="000b5093"/>
    </style:style>
    <style:style style:name="T4" style:family="text">
      <style:text-properties officeooo:rsid="00095432"/>
    </style:style>
    <style:style style:name="T5" style:family="text">
      <style:text-properties style:font-name="JARDOTTY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b5093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</text:p>
      <text:p text:style-name="P1"><text:span text:style-name="T1">Chapter XX</text:span><text:span text:style-name="T2">X</text:span><text:span text:style-name="T3">I</text:span><text:span text:style-name="T2">I</text:span> – <text:span text:style-name="T4">Justice</text:span></text:p>
      <text:p text:style-name="P3">1. Justice urges us to give others what is <text:s/>_ _ _ _ _ _ _ <text:s/>to them, i.e. that to which they have a <text:s/>_ _ _ _ _ _ _ .</text:p>
      <text:p text:style-name="P3">2. That part of justice which regulates society's obligations to its members is called <text:s/>_ _ _ _ _ _ _ <text:s/>justice.</text:p>
      <text:p text:style-name="P3">3. That part which regulates their obligations to society is called <text:s/>_ _ _ _ _ _ _ <text:s/>justice.</text:p>
      <text:p text:style-name="P3">4. The justice that rules between individuals is called <text:s/>_ _ _ _ _ _ _ <text:s/>justice.</text:p>
      <text:p text:style-name="P3">5. <text:s/>_ _ _ _ _ _ _ <text:s/>justice alone binds to restitution.</text:p>
      <text:p text:style-name="P3">6. One is not allowed to kill an innocent person in order to put an end to suffering. <text:s/>It is (<text:span text:style-name="T5">a direct</text:span>) (<text:span text:style-name="T5">an indirect</text:span>) killing of the innocent; and the <text:s/>_ _ _ _ _ _ _ <text:s/>never justifies the <text:s/>_ _ _ _ _ _ _ .</text:p>
      <text:p text:style-name="P3">7. One is sometimes allowed to kill an innocent person (<text:span text:style-name="T5">directly</text:span>) (<text:span text:style-name="T5">indirectly</text:span>). <text:s/>It is a case of the <text:s/>_ _ _ _ _ _ _ <text:s/>effect.</text:p>
      <text:p text:style-name="P3">8. It is (<text:span text:style-name="T5">never</text:span>) (<text:span text:style-name="T5">sometimes</text:span>) (<text:span text:style-name="T5">always</text:span>) lawful to kill an unjust aggressor.</text:p>
      <text:p text:style-name="P3">9. One who is drowned in an attempt to rescue another (<text:span text:style-name="T5">commits</text:span>) (<text:span text:style-name="T5">does not commit</text:span>) suicide.</text:p>
      <text:p text:style-name="P3">10. An innocent person (<text:span text:style-name="T5">is</text:span>) (<text:span text:style-name="T5">is not</text:span>) allowed to commit suicide so that his family may benefit by his insurance.</text:p>
      <text:p text:style-name="P3">11. Destruction of another's good name by means of lies is called <text:s/>_ _ _ _ _ _ _ . <text:s/>One guilty of it (<text:span text:style-name="T5">is</text:span>) (<text:span text:style-name="T5">is not</text:span>) bound to restitution.</text:p>
      <text:p text:style-name="P3">12. The object of tale-bearing is the destruction of <text:s/>_ _ _ _ _ _ _ .</text:p>
      <text:p text:style-name="P3">13. We are (<text:span text:style-name="T5">never</text:span>) (<text:span text:style-name="T5">sometimes</text:span>) allowed to tell a lie.</text:p>
      <text:p text:style-name="P3">14. Flattery and cheating are forms of <text:s/>_ _ _ _ _ _ _ .</text:p>
      <text:p text:style-name="P3">15. In itself a lie is a (<text:span text:style-name="T5">mortal</text:span>) (<text:span text:style-name="T5">venial</text:span>) sin.</text:p>
      <text:p text:style-name="P3">16. While walking in his sleep, a man burns down a house belonging to another. He (<text:span text:style-name="T5">is</text:span>) (<text:span text:style-name="T5">is not</text:span>) obliged to make restitution.</text:p>
      <text:p text:style-name="P3">17. Knowing that it is a mortal sin, Podgy deliberately burns down Budgy's house. “A” says that he is obliged to make restitution under pain of mortal sin; “B”, under pain of venial sin. “C” says that there is no obligation. Which is right.” (“<text:span text:style-name="T5">A</text:span>”), (“<text:span text:style-name="T5">B</text:span>”), (“<text:span text:style-name="T5">C</text:span>”).</text:p>
      <text:p text:style-name="P3"><text:soft-page-break/>18. It is the virtue of <text:s/>_ _ _ _ _ _ _ <text:s/>that moves us to pay our debt of worship to God. Its motive is that of <text:s/>_ _ _ _ _ _ _ .</text:p>
      <text:p text:style-name="P3">19. Religion should be (<text:span text:style-name="T5">merely internal</text:span>) (<text:span text:style-name="T5">merely external</text:span>) (<text:span text:style-name="T5">both internal and external</text:span>).</text:p>
      <text:p text:style-name="P3">20. The act by which we will to worship God, promptly and wholeheartedly is called <text:s/>_ _ _ _ _ _ _ .</text:p>
      <text:p text:style-name="P3">21. The one act of worship that be given to God alone is that of <text:s/>_ _ _ _ _ _ _ .</text:p>
      <text:p text:style-name="P3">22. It is by <text:s/>_ _ _ _ _ _ _ <text:s/>that we bring our intelligence and our will into line with God's.</text:p>
      <text:p text:style-name="P3">23. The three religious vows are those of <text:s text:c="3"/>_ _ _ _ _ _ _ , <text:s text:c="3"/>_ _ _ _ _ _ _ <text:s text:c="3"/>and <text:s text:c="2"/>_ _ _ _ _ _ _ .</text:p>
      <text:p text:style-name="P3">24. Solemn religious vows make the opposite acts (<text:span text:style-name="T5">illicit only</text:span>) (<text:span text:style-name="T5">invalid</text:span>) (<text:span text:style-name="T5">both illicit and invalid</text:span>).</text:p>
      <text:p text:style-name="P3">25. To call God to witness that what one says is true is to take <text:s/>_ _ _ _ _ _ _ . To violate it is to commit the sin of <text:s/>_ _ _ _ _ _ _ .</text:p>
      <text:p text:style-name="P3">26. It is the sin of <text:s/>_ _ _ _ _ _ _ <text:s/>to give divine worship to a creature as such.</text:p>
      <text:p text:style-name="P3">27. To sell rosary beads at a much greater price on account of indulgences attached to them is to commit the sin of <text:s/>_ _ _ _ _ _ _ .</text:p>
      <text:p text:style-name="P3">28. The virtue that moves us to pay our debt of submission, reverence and honour to our parents is called <text:s/>_ _ _ _ _ _ _ .</text:p>
      <text:p text:style-name="P3">29. Patriotism is primarily a question of (<text:span text:style-name="T5">love</text:span>) (<text:span text:style-name="T5">service</text:span>) of one's country.</text:p>
      <text:p text:style-name="P3">30. It is the virtue of <text:s/>_ _ _ _ _ _ _ <text:s/>that inclines us to show respect to those superior to us in authority, knowledge and virtue.</text:p>
      <text:p text:style-name="P3"/>
      <text:p text:style-name="P4">1. Justice urges us to give others what is (<text:span text:style-name="T8">due</text:span>) to them, i.e. that to which they have a (<text:span text:style-name="T8">right</text:span>). 2. That part of justice which regulates society's obligations to its members is called (<text:span text:style-name="T8">distributive</text:span>) justice. 3. That part which regulates their obligations to society is called (<text:span text:style-name="T8">legal</text:span>) justice. 4. The justice that rules between individuals is called (<text:span text:style-name="T8">commutative</text:span>) justice. 5. (<text:span text:style-name="T8">Commutative</text:span>) justice alone binds to restitution. 6. One is not allowed to kill an innocent person in order to put an end to suffering. It is (<text:span text:style-name="T7">a direct</text:span>) (an indirect) killing of the innocent; and the (<text:span text:style-name="T8">end</text:span>) never justifies the (<text:span text:style-name="T8">means</text:span>). 7. One is sometimes allowed to kill an innocent person (directly) (<text:span text:style-name="T7">indirectly</text:span>). It is a case of the (<text:span text:style-name="T8">double</text:span>) effect. 8. It is (never) (sometimes) (<text:span text:style-name="T7">always</text:span>) lawful to kill an unjust aggressor. 9. One who is drowned in an attempt to rescue another (commits) (<text:span text:style-name="T7">does not commit</text:span>) suicide. 10. An innocent person (is) (<text:span text:style-name="T7">is not</text:span>) allowed to commit suicide so that his family may benefit by his insurance. 11. Destruction of another's good name by means of lies is called (<text:span text:style-name="T8">calumny</text:span>). One guilty of it (<text:span text:style-name="T7">is</text:span>) (is not) bound to restitution. 12. The object of tale-bearing is the destruction of (<text:span text:style-name="T8">friendship</text:span>). 13. We are (<text:span text:style-name="T7">never</text:span>) (sometimes) allowed to tell a lie. 14. Flattery and cheating are forms of (<text:span text:style-name="T8">lying</text:span>). 15. In itself a lie is a (mortal) (<text:span text:style-name="T7">venial</text:span>) sin. 16. While walking in his sleep, a man burns down a house belonging to another. He (is) (<text:span text:style-name="T7">is not</text:span>) obliged to make restitution. 17. Knowing that it is a mortal sin, Podgy deliberately burns down Budgy's house. “A” says that he is obliged to make restitution under pain of mortal sin; “B”, under pain of venial sin. “C” says that there is no obligation. Which is right.” (“<text:span text:style-name="T7">A</text:span>”), (“B”), (“C”). 18. It is the virtue of (<text:span text:style-name="T8">religion</text:span>) that moves us to pay our debt of worship to God. Its motive is that of (<text:span text:style-name="T8">honesty</text:span>). 19. Religion should be (merely internal) (merely external) (<text:span text:style-name="T7">both internal and external</text:span>). 20. The act by which we will to worship God, promptly and wholeheartedly is called (<text:span text:style-name="T8">devotion</text:span>). 21. The one act of worship that be given to God alone is that of (<text:span text:style-name="T8">sacrifice</text:span>). 22. It is by (<text:span text:style-name="T8">prayer</text:span>) that we bring our intelligence and our will into line with God's. 23. The three religious vows are those of (<text:span text:style-name="T8">poverty</text:span>), (<text:span text:style-name="T8">chastity</text:span>) and (<text:span text:style-name="T8">obedience</text:span>). 24. Solemn religious vows make the opposite acts (illicit only) (invalid) (<text:span text:style-name="T7">both illicit and invalid</text:span>). 25. To call God to witness that what one says is true is to take (<text:span text:style-name="T8">an oath</text:span>). To violate it is to commit the sin of (<text:span text:style-name="T8">perjury</text:span>). 26. It is the sin of (<text:span text:style-name="T8">idolatory</text:span>) to give divine worship to a creature as such. 27. To sell rosary beads at a much greater price on account of indulgences attached to them is to commit the sin of (<text:span text:style-name="T8">simony</text:span>). 28. The virtue that moves us to pay our debt of submission, reverence and honour to our parents is called (<text:span text:style-name="T8">piety</text:span>). 29. Patriotism is primarily a question of (love) (<text:span text:style-name="T7">service</text:span>) of one's country. 30. It is the virtue of (<text:span text:style-name="T8">observance</text:span>) that inclines us to show respect to those superior to us in authority, knowledge and virt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1:55:24.525809670</meta:creation-date>
    <dc:date>2016-05-28T18:23:38.417524197</dc:date>
    <meta:editing-duration>PT18M47S</meta:editing-duration>
    <meta:editing-cycles>4</meta:editing-cycles>
    <meta:generator>LibreOffice/5.1.2.2.0$Linux_X86_64 LibreOffice_project/10m0$Build-2</meta:generator>
    <meta:print-date>2016-05-23T13:01:32.563579672</meta:print-date>
    <meta:document-statistic meta:table-count="0" meta:image-count="0" meta:object-count="0" meta:page-count="3" meta:paragraph-count="33" meta:word-count="1245" meta:character-count="6240" meta:non-whitespace-character-count="4979"/>
  </office:meta>
</office:document-meta>
</file>